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tag1</text:p>
          </table:table-cell>
          <table:table-cell table:style-name="ce1" office:value-type="string" calcext:value-type="string">
            <text:p>tag2</text:p>
          </table:table-cell>
          <table:table-cell table:style-name="ce1" office:value-type="string" calcext:value-type="string">
            <text:p>tag3</text:p>
          </table:table-cell>
          <table:table-cell table:style-name="ce1" office:value-type="string" calcext:value-type="string">
            <text:p>isFav</text:p>
          </table:table-cell>
        </table:table-row>
        <table:table-row table:style-name="ro2">
          <table:table-cell office:value-type="string" calcext:value-type="string">
            <text:p>10 ways to hide elements in CSS</text:p>
          </table:table-cell>
          <table:table-cell office:value-type="string" calcext:value-type="string">
            <text:p><text:a xlink:href="https://www.sitepoint.com/hide-elements-in-css/" xlink:type="simple">https://www.sitepoint.com/hide-elements-in-css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Curated CSS gradients</text:p>
          </table:table-cell>
          <table:table-cell office:value-type="string" calcext:value-type="string">
            <text:p><text:a xlink:href="https://gradients.shecodes.io/" xlink:type="simple">https://gradients.shecodes.io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A collection of popular layouts CSS</text:p>
          </table:table-cell>
          <table:table-cell office:value-type="string" calcext:value-type="string">
            <text:p><text:a xlink:href="https://csslayout.io/" xlink:type="simple">https://csslayout.io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A complete guide to Flexbox</text:p>
          </table:table-cell>
          <table:table-cell office:value-type="string" calcext:value-type="string">
            <text:p><text:a xlink:href="https://css-tricks.com/snippets/css/a-guide-to-flexbox/" xlink:type="simple">https://css-tricks.com/snippets/css/a-guide-to-flexbox/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Box alignment in grid layout</text:p>
          </table:table-cell>
          <table:table-cell office:value-type="string" calcext:value-type="string">
            <text:p><text:a xlink:href="https://developer.mozilla.org/en-US/docs/Web/CSS/CSS_Grid_Layout/Box_Alignment_in_CSS_Grid_Layout" xlink:type="simple">https://developer.mozilla.org/en-US/docs/Web/CSS/CSS_Grid_Layout/Box_Alignment_in_CSS_Grid_Layout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Button with shine animation guide</text:p>
          </table:table-cell>
          <table:table-cell office:value-type="string" calcext:value-type="string">
            <text:p><text:a xlink:href="https://dev.to/designyff/button-with-shine-animation-step-by-step-guide-15l5" xlink:type="simple">https://dev.to/designyff/button-with-shine-animation-step-by-step-guide-15l5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</table:table-row>
        <table:table-row table:style-name="ro5">
          <table:table-cell office:value-type="string" calcext:value-type="string">
            <text:p>Carousel slider tutorial with HTML, CSS and Javascript</text:p>
          </table:table-cell>
          <table:table-cell office:value-type="string" calcext:value-type="string">
            <text:p><text:a xlink:href="https://programmingduck.com/articles/javascript-carousel" xlink:type="simple">https://programmingduck.com/articles/javascript-carousel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script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</table:table-row>
        <table:table-row table:style-name="ro3">
          <table:table-cell office:value-type="string" calcext:value-type="string">
            <text:p>Create a color palette</text:p>
          </table:table-cell>
          <table:table-cell office:value-type="string" calcext:value-type="string">
            <text:p><text:a xlink:href="https://coolors.co/e45525-ffffff-e7c15f-251605-282a2a" xlink:type="simple">https://coolors.co/e45525-ffffff-e7c15f-251605-282a2a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Color tinting images using the filter property</text:p>
          </table:table-cell>
          <table:table-cell office:value-type="string" calcext:value-type="string">
            <text:p><text:a xlink:href="https://stackoverflow.com/questions/47032831/color-tinting-on-images-using-the-filter-property" xlink:type="simple">https://stackoverflow.com/questions/47032831/color-tinting-on-images-using-the-filter-property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</table:table-row>
        <table:table-row table:style-name="ro4">
          <table:table-cell office:value-type="string" calcext:value-type="string">
            <text:p>Convert hexadecimal color to rgba</text:p>
          </table:table-cell>
          <table:table-cell office:value-type="string" calcext:value-type="string">
            <text:p><text:a xlink:href="https://stackoverflow.com/questions/14860874/how-do-i-convert-a-hexadecimal-color-to-rgba-with-the-less-compiler" xlink:type="simple">https://stackoverflow.com/questions/14860874/how-do-i-convert-a-hexadecimal-color-to-rgba-with-the-less-compiler</text:a> 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howto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16:36.679000000</meta:creation-date>
    <dc:date>2023-04-25T17:17:43.055000000</dc:date>
    <meta:editing-duration>PT1M6S</meta:editing-duration>
    <meta:editing-cycles>1</meta:editing-cycles>
    <meta:document-statistic meta:table-count="1" meta:cell-count="66" meta:object-count="0"/>
    <meta:generator>LibreOffice/6.0.2.1$Windows_X86_64 LibreOffice_project/f7f06a8f319e4b62f9bc5095aa112a65d2f3ac89</meta:generator>
  </office:meta>
</office:document-meta>
</file>